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20.25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-0.506cm" presentation:class="title" presentation:user-transformed="true">
          <draw:text-box>
            <text:p>Variables in C</text:p>
          </draw:text-box>
        </draw:frame>
        <draw:frame presentation:style-name="pr2" draw:text-style-name="P2" draw:layer="layout" svg:width="25.199cm" svg:height="20.257cm" svg:x="0.8cm" svg:y="3.172cm" presentation:class="subtitle" presentation:user-transformed="true">
          <draw:text-box>
            <text:list text:style-name="L2">
              <text:list-item>
                <text:p text:style-name="P1">A variable is a name of the memory location. It is used to store data. Its value can be changed, and it can be reused many times.</text:p>
                <text:p text:style-name="P1"/>
              </text:list-item>
              <text:list-item>
                <text:p text:style-name="P1">It is a way to represent memory location through symbol so that it can be easily identified.</text:p>
                <text:p text:style-name="P1"/>
              </text:list-item>
              <text:list-item>
                <text:p text:style-name="P1">Let's see the syntax to declare a variable:</text:p>
                <text:p text:style-name="P1"><text:s text:c="4"/>int a; <text:s/></text:p>
              </text:list-item>
            </text:list>
            <text:p text:style-name="P1"><text:s text:c="4"/>float b; <text:s/></text:p>
            <text:p text:style-name="P1"><text:s text:c="4"/>char c; <text:s/></text:p>
            <text:p text:style-name="P1"/>
            <text:list text:continue-numbering="true" text:style-name="L2">
              <text:list-item>
                <text:p text:style-name="P1">Here, a, b, c are variables. The int, float, char are the data types.</text:p>
              </text:list-item>
            </text:list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26.2cm" svg:height="19.448cm" svg:x="1.2cm" svg:y="1.8cm">
          <draw:text-box>
            <text:list text:style-name="L2">
              <text:list-item>
                <text:p>We can also provide values while declaring the variables as given below:</text:p>
                <text:p/>
              </text:list-item>
            </text:list>
            <text:p><text:s text:c="4"/>int a=10,b=20;//declaring 2 variable of integer type <text:s/></text:p>
            <text:p><text:s text:c="4"/>float f=20.8; <text:s/></text:p>
            <text:p><text:s text:c="4"/>char c='A'; </text:p>
            <text:p/>
            <text:list text:continue-numbering="true" text:style-name="L2">
              <text:list-item>
                <text:p>Rules for defining variables</text:p>
              </text:list-item>
            </text:list>
            <text:p/>
            <text:list text:style-name="L3">
              <text:list-item>
                <text:p><text:s text:c="4"/>A variable can have alphabets, digits, and underscore.</text:p>
              </text:list-item>
              <text:list-item>
                <text:p><text:s text:c="4"/>A variable name can start with the alphabet, and underscore only. It can't start with a <text:s text:c="8"/>digit.</text:p>
              </text:list-item>
              <text:list-item>
                <text:p><text:s text:c="4"/>No whitespace is allowed within the variable name.</text:p>
              </text:list-item>
              <text:list-item>
                <text:p><text:s text:c="4"/>A variable name must not be any reserved word or keyword, e.g. int, float, etc.</text:p>
              </text:list-item>
            </text:list>
            <text:list text:style-name="L2">
              <text:list-header>
                <text:p/>
              </text:list-header>
              <text:list-item>
                <text:p>Valid variable names:</text:p>
                <text:p/>
                <text:p><text:s text:c="4"/>int a; <text:s/></text:p>
                <text:p><text:s text:c="4"/>int _ab; <text:s/></text:p>
                <text:p><text:s text:c="4"/>int a30; <text:s/></text:p>
                <text:p/>
              </text:list-item>
              <text:list-item>
                <text:p>Invalid variable names:</text:p>
                <text:p/>
                <text:p><text:s text:c="4"/>int 2; <text:s/></text:p>
                <text:p><text:s text:c="4"/>int a b; <text:s/></text:p>
                <text:p><text:s text:c="4"/>int long; <text:s/></text:p>
              </text:list-item>
            </text:list>
            <text:list text:style-name="L3">
              <text:list-header>
                <text:p/>
              </text:list-header>
            </text:list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5cm" svg:height="15.182cm" svg:x="1cm" svg:y="3.418cm">
          <draw:text-box>
            <text:list text:style-name="L2">
              <text:list-item>
                <text:p>Types of Variables in C</text:p>
                <text:p/>
              </text:list-item>
            </text:list>
            <text:p>There are many types of variables in c:</text:p>
            <text:p/>
            <text:list text:style-name="L4">
              <text:list-item>
                <text:p><text:s text:c="4"/>local variable</text:p>
              </text:list-item>
              <text:list-item>
                <text:p><text:s text:c="4"/>global variable</text:p>
              </text:list-item>
              <text:list-item>
                <text:p><text:s text:c="4"/>static variable</text:p>
              </text:list-item>
              <text:list-item>
                <text:p><text:s text:c="4"/>automatic variable</text:p>
              </text:list-item>
              <text:list-item>
                <text:p><text:s text:c="4"/>external variable</text:p>
                <text:p/>
              </text:list-item>
            </text:list>
            <text:list text:style-name="L5">
              <text:list-item>
                <text:p>Local Variable:</text:p>
              </text:list-item>
            </text:list>
            <text:list text:style-name="L4">
              <text:list-header>
                <text:p/>
              </text:list-header>
            </text:list>
            <text:list text:style-name="L6">
              <text:list-item>
                <text:p>A variable that is declared inside the function or block is called a local variable.</text:p>
              </text:list-item>
            </text:list>
            <text:list text:style-name="L4">
              <text:list-header>
                <text:p>It must be declared at the start of the block.</text:p>
                <text:p/>
                <text:p><text:s text:c="4"/>void function1(){ <text:s/></text:p>
                <text:p><text:s text:c="4"/>int x=10;//local variable <text:s/></text:p>
                <text:p><text:s text:c="4"/>} <text:s/></text:p>
                <text:p/>
              </text:list-header>
            </text:list>
            <text:list text:style-name="L3">
              <text:list-item>
                <text:p>You must have to initialize the local variable before it is us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5.6cm" svg:height="19.448cm" svg:x="1.6cm" svg:y="1.6cm">
          <draw:text-box>
            <text:list text:style-name="L2">
              <text:list-item>
                <text:p>Global Variable:</text:p>
              </text:list-item>
            </text:list>
            <text:p/>
            <text:p>A variable that is declared outside the function or block is called a global variable. Any function can change the value of the global variable. It is available to all the functions.</text:p>
            <text:p/>
            <text:p>It must be declared at the start of the block.</text:p>
            <text:p/>
            <text:p><text:s text:c="4"/>int value=20;//global variable <text:s/></text:p>
            <text:p><text:s text:c="4"/>void function1(){ <text:s/></text:p>
            <text:p><text:s text:c="4"/>int x=10;//local variable <text:s/></text:p>
            <text:p><text:s text:c="4"/>}</text:p>
            <text:p/>
            <text:list text:continue-numbering="true" text:style-name="L2">
              <text:list-item>
                <text:p>Static Variable:</text:p>
              </text:list-item>
            </text:list>
            <text:p/>
            <text:p>A variable that is declared with the static keyword is called static variable.</text:p>
            <text:p/>
            <text:p>It retains its value between multiple function calls.</text:p>
            <text:p/>
            <text:p><text:s text:c="4"/>void main(){ <text:s/></text:p>
            <text:p><text:s text:c="4"/>int x=10;//local variable <text:s/></text:p>
            <text:p><text:s text:c="4"/>static int y=10;//static variable <text:s/></text:p>
            <text:p><text:s text:c="4"/>x=x+1; <text:s/></text:p>
            <text:p><text:s text:c="4"/>y=y+1; <text:s/></text:p>
            <text:p><text:s text:c="4"/>printf("%d,%d",x,y); <text:s/></text:p>
            <text:p><text:s text:c="4"/>} <text:s/></text:p>
            <text:p/>
            <text:p><text:s text:c="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5.8cm" svg:height="15.182cm" svg:x="1.6cm" svg:y="3.6cm">
          <draw:text-box>
            <text:list text:style-name="L3">
              <text:list-item>
                <text:p>If you call this function many times, the local variable will print the same value for each function call, e.g, 11,11,11 and so on.</text:p>
              </text:list-item>
              <text:list-item>
                <text:p><text:s/>But the static variable will print the incremented value in each function call, e.g. 11, 12, 13 and so on.</text:p>
                <text:p/>
                <text:p>Automatic Variable:</text:p>
                <text:p/>
                <text:p>All variables in C that are declared inside the block, are automatic variables by default. We can explicitly declare an automatic variable using auto keyword.</text:p>
                <text:p/>
                <text:p><text:s text:c="4"/>void main(){ <text:s/></text:p>
                <text:p><text:s text:c="4"/>int x=10;//local variable (also automatic) <text:s/></text:p>
                <text:p><text:s text:c="4"/>auto int y=20;//automatic variable <text:s/></text:p>
                <text:p><text:s text:c="4"/>} <text:s/></text:p>
              </text:list-item>
            </text:list>
            <text:list text:style-name="L2">
              <text:list-header>
                <text:p/>
              </text:list-header>
              <text:list-item>
                <text:p>External Variable:</text:p>
              </text:list-item>
            </text:list>
            <text:list text:style-name="L3">
              <text:list-header>
                <text:p/>
                <text:p>We can share a variable in multiple C source files by using an external variable. To declare an external variable, you need to use extern keyword.</text:p>
                <text:p/>
              </text:list-header>
              <text:list-item>
                <text:p><text:s text:c="4"/>extern int x=10;//external variable (also global)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4" draw:layer="layout" svg:width="22.4cm" svg:height="8.783cm" svg:x="2.4cm" svg:y="2cm">
          <draw:text-box>
            <text:p><text:s text:c="4"/></text:p>
            <text:p>External Variable:</text:p>
            <text:p/>
            <text:p>Eg:</text:p>
            <text:p/>
            <text:p>#include &lt;stdio.h&gt; <text:s/></text:p>
            <text:p>extern int x=10;</text:p>
            <text:p>void main()</text:p>
            <text:p><text:s text:c="5"/>{ <text:s text:c="7"/></text:p>
            <text:p><text:s text:c="4"/>printf("Global variable: %d",x); <text:s/></text:p>
            <text:p><text:s text:c="5"/>}</text:p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9T11:08:20.747287181</meta:creation-date>
    <dc:date>2021-11-09T12:10:51.053008279</dc:date>
    <meta:editing-duration>PT52M18S</meta:editing-duration>
    <meta:editing-cycles>7</meta:editing-cycles>
    <meta:generator>LibreOffice/5.1.6.2$Linux_X86_64 LibreOffice_project/10m0$Build-2</meta:generator>
    <meta:document-statistic meta:object-count="40"/>
  </office:meta>
</office:document-meta>
</file>